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3.48mm"/>
    </style:style>
    <style:style style:name="co3" style:family="table-column">
      <style:table-column-properties fo:break-before="auto" style:column-width="133.9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2.3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style:font-name-asian="Noto Sans CJK SC Regular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FreeSans" style:font-name="Liberation Sans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  <style:style style:name="T2" style:family="text">
      <style:text-properties style:font-name-asian="Noto Sans CJK SC Regula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font-name="Liberation Sans" style:language-complex="hi" style:country-complex="IN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Item (max)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Japanese</text:p>
          </table:table-cell>
        </table:table-row>
        <table:table-row table:style-name="ro1">
          <table:table-cell office:value-type="string" calcext:value-type="string">
            <text:p>Title (30)</text:p>
          </table:table-cell>
          <table:table-cell table:formula="of:=LEN([.C2])" office:value-type="float" office:value="10" calcext:value-type="float">
            <text:p>10</text:p>
          </table:table-cell>
          <table:table-cell office:value-type="string" calcext:value-type="string">
            <text:p>MTGCounter</text:p>
          </table:table-cell>
          <table:table-cell table:formula="of:=LEN([.E2])" office:value-type="float" office:value="10" calcext:value-type="float">
            <text:p>10</text:p>
          </table:table-cell>
          <table:table-cell office:value-type="string" calcext:value-type="string">
            <text:p>MTGCounter</text:p>
          </table:table-cell>
        </table:table-row>
        <table:table-row table:style-name="ro1">
          <table:table-cell office:value-type="string" calcext:value-type="string">
            <text:p>Brief (80)</text:p>
          </table:table-cell>
          <table:table-cell table:formula="of:=LEN([.C3])" office:value-type="float" office:value="60" calcext:value-type="float">
            <text:p>60</text:p>
          </table:table-cell>
          <table:table-cell office:value-type="string" calcext:value-type="string">
            <text:p>Life counter application for the Magic: The Gathering (MTG).</text:p>
          </table:table-cell>
          <table:table-cell table:formula="of:=LEN([.E3])" office:value-type="float" office:value="41" calcext:value-type="float">
            <text:p>41</text:p>
          </table:table-cell>
          <table:table-cell office:value-type="string" calcext:value-type="string">
            <text:p>Magic: The Gathering (MTG) 用のライフカウンターアプリ。</text:p>
          </table:table-cell>
        </table:table-row>
        <table:table-row table:style-name="ro2">
          <table:table-cell office:value-type="string" calcext:value-type="string">
            <text:p>Detail (4000)</text:p>
          </table:table-cell>
          <table:table-cell table:formula="of:=LEN([.C4])" office:value-type="float" office:value="580" calcext:value-type="float">
            <text:p>580</text:p>
          </table:table-cell>
          <table:table-cell office:value-type="string" calcext:value-type="string">
            <text:p>MTGCounter is the life counter Android application for the Magic: The Gathering (MTG).</text:p>
            <text:p/>
            <text:p>This life counter application has following features.</text:p>
            <text:p/>
            <text:p>- Count many type (life, poison, experience, energy, mana, storm, draw).</text:p>
            <text:p>- Trailing life history.</text:p>
            <text:p>- Save and view game history.</text:p>
            <text:p>- Support commander.</text:p>
            <text:p>- Support old Android (since Android 4.0.3 API level 15).</text:p>
            <text:p>- Open Source (<text:a xlink:href="https://github.com/senooken/MTGCounter" xlink:type="simple">https://github.com/senooken/MTGCounter</text:a>).</text:p>
            <text:p>- No advertisement.</text:p>
            <text:p/>
            <text:p>If you find any bugs or have suggestion, please tell me by e-mail (<text:a xlink:href="mailto:contact@senooken.jp" xlink:type="simple">contact@senooken.jp</text:a>) or GitHub issues (<text:a xlink:href="https://github.com/senooken/MTGCounter/issues" xlink:type="simple">https://github.com/senooken/MTGCounter/issues</text:a>).</text:p>
          </table:table-cell>
          <table:table-cell table:formula="of:=LEN([.E4])" office:value-type="float" office:value="386" calcext:value-type="float">
            <text:p>386</text:p>
          </table:table-cell>
          <table:table-cell office:value-type="string" calcext:value-type="string">
            <text:p>MTGCounterはMagic: The Gathering (MTG) 用のライフカウンターAndroidアプリです。</text:p>
            <text:p/>
            <text:p>このライフカウンターアプリには以下の機能があります。</text:p>
            <text:p/>
            <text:p>- 多くの種類のカウント (ライフ，毒，経験，エネルギー，マナ，ストーム，ドロー)</text:p>
            <text:p>- ライフ履歴の追跡</text:p>
            <text:p>- ゲーム履歴の保存と閲覧</text:p>
            <text:p>- 統率者への対応</text:p>
            <text:p>- 古いAndroidへの対応 (Android 4.0.3 APIレベル15以上)</text:p>
            <text:p><text:span text:style-name="T1">- オープンソース (</text:span><text:span text:style-name="T1"><text:a xlink:href="https://github.com/senooken/MTGCounter" xlink:type="simple">https://github.com/senooken/MTGCounter</text:a></text:span>)</text:p>
            <text:p>- 無広告</text:p>
            <text:p/>
            <text:p><text:span text:style-name="T2">もしバグを見つけたり提案があれば，Eメール (</text:span><text:span text:style-name="T2"><text:a xlink:href="mailto:contact@senooken.jp" xlink:type="simple">contact@senooken.jp</text:a></text:span><text:span text:style-name="T2">) やGitHub issues (</text:span><text:span text:style-name="T2"><text:a xlink:href="https://github.com/senooken/MTGCounter/issues" xlink:type="simple">https://github.com/senooken/MTGCounter/issues</text:a></text:span><text:span text:style-name="T2">) でお知らせください。</text:span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2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4">0000/00/00</text:date>, <text:time style:data-style-name="N2" text:time-value="19:56:46.35870025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0T00:35:17.554321202</meta:creation-date>
    <meta:generator>LibreOffice/6.0.7.3$Linux_X86_64 LibreOffice_project/00m0$Build-3</meta:generator>
    <dc:date>2020-06-14T19:57:09.496499809</dc:date>
    <meta:editing-duration>PT1H50M8S</meta:editing-duration>
    <meta:editing-cycles>22</meta:editing-cycles>
    <meta:document-statistic meta:table-count="1" meta:cell-count="20" meta:object-count="0"/>
  </office:meta>
</office:document-meta>
</file>